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2.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3.3cm" svg:height="1cm" svg:x="2.3cm" svg:y="1.6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01cm" svg:height="1.099cm" svg:x="13.499cm" svg:y="6.301cm">
          <text:p text:style-name="P1"><text:span text:style-name="T1">Coment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02cm" svg:height="1.198cm" svg:x="25.098cm" svg:y="7.202cm">
          <text:p text:style-name="P1"><text:span text:style-name="T1">Mensag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02cm" svg:height="0.798cm" svg:x="14.3cm" svg:y="16.9cm">
          <text:p text:style-name="P1"><text:span text:style-name="T1">F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998cm" svg:x="2.3cm" svg:y="16.5cm">
          <text:p text:style-name="P1"><text:span text:style-name="T1">Álb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.102cm" svg:x="24.1cm" svg:y="1.4cm">
          <text:p text:style-name="P1"><text:span text:style-name="T1">Linha do Temp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94cm" svg:height="2.922cm" svg:x="7.1cm" svg:y="5.578cm">
          <text:p text:style-name="P1"><text:span text:style-name="T1">Curtir</text:span></text:p>
          <text:p text:style-name="P1"><text:span text:style-name="T1">Comentá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cm" svg:height="1.999cm" svg:x="7.4cm" svg:y="9.401cm">
          <text:p text:style-name="P1"><text:span text:style-name="T1">Curtir</text:span></text:p>
          <text:p text:style-name="P1"><text:span text:style-name="T1">Fo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099cm" svg:height="2.599cm" svg:x="9.001cm" svg:y="3.001cm">
          <text:p text:style-name="P1"><text:span text:style-name="T1">Comenta</text:span></text:p>
          <text:p text:style-name="P1"><text:span text:style-name="T1">Comentá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799cm" svg:height="2.299cm" svg:x="18.601cm" svg:y="5.2cm">
          <text:p text:style-name="P1"><text:span text:style-name="T1">Envia-Rece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8cm" svg:height="2.2cm" svg:x="4.5cm" svg:y="13cm">
          <text:p text:style-name="P1"><text:span text:style-name="T1">Colecio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3.734cm" svg:height="3.3cm" svg:x="7.066cm" svg:y="16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868cm" svg:height="2.398cm" svg:x="7.581cm" svg:y="16.779cm">
          <text:p text:style-name="P1"><text:span text:style-name="T1">Pertence</text:span></text:p>
          <text:p text:style-name="P1"><text:span text:style-name="T1">Pert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1cm" svg:height="1.799cm" svg:x="25.1cm" svg:y="3.3cm">
          <text:p text:style-name="P1"><text:span text:style-name="T1">Possu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4cm" svg:height="2.099cm" svg:x="2.2cm" svg:y="8.7cm">
          <text:p text:style-name="P1"><text:span text:style-name="T1">Seg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2cm" svg:height="1.8cm" svg:x="1cm" svg:y="4.7cm">
          <text:p text:style-name="P1"><text:span text:style-name="T1">Amigo 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2.6cm" svg:x="12.2cm" svg:y="1.3cm">
          <text:p text:style-name="P1"><text:span text:style-name="T1">Comenta</text:span></text:p>
          <text:p text:style-name="P1"><text:span text:style-name="T1">Linha do temp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01cm" svg:height="2.6cm" svg:x="12.099cm" svg:y="8.7cm">
          <text:p text:style-name="P1"><text:span text:style-name="T1">Comenta</text:span></text:p>
          <text:p text:style-name="P1"><text:span text:style-name="T1">Fo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6cm" svg:y1="2.1cm" svg:x2="5.6cm" svg:y2="2.1cm" draw:start-shape="id1" draw:start-glue-point="1" draw:end-shape="id1" draw:end-glue-point="1" svg:d="" svg:viewBox="0 0 1 1">
          <text:p/>
        </draw:connector>
        <draw:frame draw:style-name="gr4" draw:text-style-name="P3" draw:layer="layout" svg:width="1.692cm" svg:height="0.645cm" svg:x="0cm" svg:y="4.275cm">
          <draw:text-box>
            <text:p text:style-name="P3"><text:span text:style-name="T2">Convite</text:span></text:p>
          </draw:text-box>
        </draw:frame>
        <draw:frame draw:style-name="gr5" draw:text-style-name="P3" draw:layer="layout" svg:width="2.6cm" svg:height="0.645cm" svg:x="2.6cm" svg:y="4cm">
          <draw:text-box>
            <text:p text:style-name="P3"><text:span text:style-name="T2">Convidado</text:span></text:p>
          </draw:text-box>
        </draw:frame>
        <draw:line draw:style-name="gr6" draw:text-style-name="P1" draw:layer="layout" svg:x1="4.1cm" svg:y1="5.5cm" svg:x2="4.1cm" svg:y2="2.6cm">
          <text:p/>
        </draw:line>
        <draw:line draw:style-name="gr6" draw:text-style-name="P1" draw:layer="layout" svg:x1="1cm" svg:y1="5.6cm" svg:x2="1cm" svg:y2="2cm">
          <text:p/>
        </draw:line>
        <draw:line draw:style-name="gr6" draw:text-style-name="P1" draw:layer="layout" svg:x1="2.3cm" svg:y1="2cm" svg:x2="1cm" svg:y2="2cm">
          <text:p/>
        </draw:line>
        <draw:line draw:style-name="gr6" draw:text-style-name="P1" draw:layer="layout" svg:x1="5.6cm" svg:y1="2.1cm" svg:x2="12.3cm" svg:y2="2.6cm">
          <text:p/>
        </draw:line>
        <draw:line draw:style-name="gr6" draw:text-style-name="P1" draw:layer="layout" svg:x1="17.2cm" svg:y1="2.6cm" svg:x2="24cm" svg:y2="2.2cm">
          <text:p/>
        </draw:line>
        <draw:line draw:style-name="gr6" draw:text-style-name="P1" draw:layer="layout" svg:x1="14.7cm" svg:y1="3.9cm" svg:x2="14.8cm" svg:y2="6.4cm">
          <text:p/>
        </draw:line>
        <draw:line draw:style-name="gr6" draw:text-style-name="P1" draw:layer="layout" svg:x1="10.6cm" svg:y1="17.6cm" svg:x2="14.3cm" svg:y2="17.1cm">
          <text:p/>
        </draw:line>
        <draw:line draw:style-name="gr6" draw:text-style-name="P1" draw:layer="layout" svg:x1="10.7cm" svg:y1="17.8cm" svg:x2="14.3cm" svg:y2="17.3cm">
          <text:p/>
        </draw:line>
        <draw:line draw:style-name="gr6" draw:text-style-name="P1" draw:layer="layout" svg:x1="5.6cm" svg:y1="2.1cm" svg:x2="7.1cm" svg:y2="7.1cm">
          <text:p/>
        </draw:line>
        <draw:line draw:style-name="gr6" draw:text-style-name="P1" draw:layer="layout" svg:x1="10.8cm" svg:y1="7cm" svg:x2="13.5cm" svg:y2="7cm">
          <text:p/>
        </draw:line>
        <draw:line draw:style-name="gr6" draw:text-style-name="P1" draw:layer="layout" svg:x1="5.6cm" svg:y1="2.3cm" svg:x2="7.4cm" svg:y2="10.4cm">
          <text:p/>
        </draw:line>
        <draw:line draw:style-name="gr6" draw:text-style-name="P1" draw:layer="layout" svg:x1="5.6cm" svg:y1="2.6cm" svg:x2="5.9cm" svg:y2="13cm">
          <text:p/>
        </draw:line>
        <draw:line draw:style-name="gr6" draw:text-style-name="P1" draw:layer="layout" svg:x1="4.7cm" svg:y1="2.6cm" svg:x2="4.6cm" svg:y2="9.7cm">
          <text:p/>
        </draw:line>
        <draw:line draw:style-name="gr6" draw:text-style-name="P1" draw:layer="layout" svg:x1="2.2cm" svg:y1="9.7cm" svg:x2="0.5cm" svg:y2="9.5cm">
          <text:p/>
        </draw:line>
        <draw:line draw:style-name="gr6" draw:text-style-name="P1" draw:layer="layout" svg:x1="0.6cm" svg:y1="9.5cm" svg:x2="0.6cm" svg:y2="1.4cm">
          <text:p/>
        </draw:line>
        <draw:line draw:style-name="gr6" draw:text-style-name="P1" draw:layer="layout" svg:x1="2.3cm" svg:y1="1.9cm" svg:x2="0.6cm" svg:y2="1.5cm">
          <text:p/>
        </draw:line>
        <draw:line draw:style-name="gr6" draw:text-style-name="P1" draw:layer="layout" svg:x1="5.6cm" svg:y1="2.1cm" svg:x2="9cm" svg:y2="4.3cm">
          <text:p/>
        </draw:line>
        <draw:line draw:style-name="gr6" draw:text-style-name="P1" draw:layer="layout" svg:x1="13.1cm" svg:y1="4.3cm" svg:x2="13.5cm" svg:y2="7cm">
          <text:p/>
        </draw:line>
        <draw:line draw:style-name="gr6" draw:text-style-name="P1" draw:layer="layout" svg:x1="5.2cm" svg:y1="2.6cm" svg:x2="6.2cm" svg:y2="8.4cm">
          <text:p/>
        </draw:line>
        <draw:line draw:style-name="gr6" draw:text-style-name="P1" draw:layer="layout" svg:x1="6.2cm" svg:y1="8.4cm" svg:x2="12.2cm" svg:y2="10cm">
          <text:p/>
        </draw:line>
        <draw:line draw:style-name="gr6" draw:text-style-name="P1" draw:layer="layout" svg:x1="5.9cm" svg:y1="15.2cm" svg:x2="4.6cm" svg:y2="16.5cm">
          <text:p/>
        </draw:line>
        <draw:line draw:style-name="gr6" draw:text-style-name="P1" draw:layer="layout" svg:x1="7.1cm" svg:y1="17.9cm" svg:x2="4.9cm" svg:y2="17.5cm">
          <text:p/>
        </draw:line>
        <draw:line draw:style-name="gr6" draw:text-style-name="P1" draw:layer="layout" svg:x1="10.4cm" svg:y1="10.4cm" svg:x2="14.6cm" svg:y2="16.9cm">
          <text:p/>
        </draw:line>
        <draw:line draw:style-name="gr6" draw:text-style-name="P1" draw:layer="layout" svg:x1="5.6cm" svg:y1="2.1cm" svg:x2="12.1cm" svg:y2="3cm">
          <text:p/>
        </draw:line>
        <draw:line draw:style-name="gr6" draw:text-style-name="P1" draw:layer="layout" svg:x1="18.6cm" svg:y1="6.3cm" svg:x2="12.1cm" svg:y2="3cm">
          <text:p/>
        </draw:line>
        <draw:line draw:style-name="gr6" draw:text-style-name="P1" draw:layer="layout" svg:x1="22.4cm" svg:y1="6.3cm" svg:x2="25.1cm" svg:y2="7.6cm">
          <text:p/>
        </draw:line>
        <draw:line draw:style-name="gr6" draw:text-style-name="P1" draw:layer="layout" svg:x1="5.6cm" svg:y1="1.8cm" svg:x2="15.4cm" svg:y2="1cm">
          <text:p/>
        </draw:line>
        <draw:line draw:style-name="gr6" draw:text-style-name="P1" draw:layer="layout" svg:x1="25.2cm" svg:y1="4.2cm" svg:x2="15.3cm" svg:y2="1cm">
          <text:p/>
        </draw:line>
        <draw:line draw:style-name="gr6" draw:text-style-name="P1" draw:layer="layout" svg:x1="26.1cm" svg:y1="3.3cm" svg:x2="26.1cm" svg:y2="2.6cm">
          <text:p/>
        </draw:line>
        <draw:line draw:style-name="gr6" draw:text-style-name="P1" draw:layer="layout" svg:x1="13.7cm" svg:y1="11.3cm" svg:x2="15.6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stavo </meta:initial-creator>
    <meta:creation-date>2013-06-14T14:20:44</meta:creation-date>
    <dc:date>2013-06-17T11:12:32</dc:date>
    <dc:creator>Gustavo </dc:creator>
    <meta:editing-duration>PT5M55S</meta:editing-duration>
    <meta:editing-cycles>4</meta:editing-cycles>
    <meta:generator>LibreOffice/3.5$Linux_X86_64 LibreOffice_project/350m1$Build-2</meta:generator>
    <meta:document-statistic meta:object-count="51"/>
  </office:meta>
</office:document-meta>
</file>